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2" svg:font-family="&quot;Liberation Sans2&quot;"/>
    <style:font-face style:name="Arial1" svg:font-family="Arial1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ce3" style:family="table-cell" style:parent-style-name="Default" style:data-style-name="N0">
      <style:table-cell-properties style:vertical-align="middle" fo:background-color="transparent"/>
      <style:text-properties fo:color="#000000" style:font-name="Liberation Sans2" style:font-name-asian="Liberation Sans2" style:font-name-complex="Liberation Sans2"/>
    </style:style>
    <style:style style:name="ce4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fo:background-color="transparent"/>
      <style:text-properties fo:color="#000000"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none" style:vertical-align="middle" fo:background-color="transparent" style:repeat-content="false"/>
      <style:paragraph-properties fo:text-align="center"/>
      <style:text-properties fo:color="#000000"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fo:background-color="transparent" style:repeat-content="false"/>
      <style:paragraph-properties fo:text-align="center"/>
      <style:text-properties fo:color="#000000"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 style:rotation-angle="90" style:repeat-content="false"/>
      <style:paragraph-properties fo:text-align="center"/>
      <style:text-properties fo:color="#000000" style:font-name="Arial1" style:font-name-asian="Arial1" style:font-name-complex="Arial1"/>
    </style:style>
    <style:style style:name="ce9" style:family="table-cell" style:parent-style-name="Default" style:data-style-name="N0">
      <style:table-cell-properties style:vertical-align="middle" fo:background-color="transparent"/>
      <style:text-properties fo:color="#000000" style:font-name="Arial1" style:font-name-asian="Arial1" style:font-name-complex="Arial1"/>
    </style:style>
    <style:style style:name="ce10" style:family="table-cell" style:parent-style-name="Default" style:data-style-name="N0">
      <style:table-cell-properties fo:border="thin solid #4A452A" style:vertical-align="middle" fo:wrap-option="wrap" fo:background-color="transparent"/>
      <style:text-properties fo:color="#000000"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A452A" style:vertical-align="middle" fo:background-color="transparent"/>
      <style:text-properties fo:color="#000000"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fo:color="#000000" style:font-name="Arial1" style:font-name-asian="Arial1" style:font-name-complex="Arial1" fo:font-size="16pt" style:font-size-asian="16pt" style:font-size-complex="16pt"/>
    </style:style>
    <style:style style:name="ce13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fo:color="#000000" style:font-name="Arial1" style:font-name-asian="Arial1" style:font-name-complex="Arial1" fo:font-size="8pt" style:font-size-asian="8pt" style:font-size-complex="8pt"/>
    </style:style>
    <style:style style:name="ce14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justify"/>
      <style:text-properties fo:color="#000000" style:font-name="Arial1" style:font-name-asian="Arial1" style:font-name-complex="Arial1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transparent"/>
      <style:text-properties fo:color="#000000" style:font-name="Arial1" style:font-name-asian="Arial1" style:font-name-complex="Arial1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transparent"/>
      <style:text-properties fo:color="#000000" style:font-name="Arial1" style:font-name-asian="Arial1" style:font-name-complex="Arial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fo:color="#000000"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fo:color="#000000"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fo:color="#000000"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fo:color="#000000"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fo:color="#000000"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fo:color="#000000"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3.8006666666667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3.64066666666667cm"/>
    </style:style>
    <style:style style:name="co5" style:family="table-column">
      <style:table-column-properties fo:break-before="auto" style:column-width="3.72533333333333cm"/>
    </style:style>
    <style:style style:name="co6" style:family="table-column">
      <style:table-column-properties fo:break-before="auto" style:column-width="2.24366666666667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3.2pt" style:use-optimal-row-height="true" fo:break-before="auto"/>
    </style:style>
    <style:style style:name="ro7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6" table:number-columns-repeated="35" table:default-cell-style-name="ce2"/>
        <table:table-column table:style-name="co7" table:number-columns-repeated="16341" table:default-cell-style-name="ce3"/>
        <table:table-row table:style-name="ro1">
          <table:table-cell office:value-type="string" table:number-columns-spanned="6" table:number-rows-spanned="1" table:style-name="ce18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18">
            <text:p>SESSION 2025</text:p>
          </table:table-cell>
          <table:covered-table-cell/>
          <table:table-cell table:number-columns-repeated="35" table:style-name="ce2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19">
            <text:p>Tableau de synthèse des réalisations professionnelles</text:p>
          </table:table-cell>
          <table:covered-table-cell table:number-columns-repeated="7"/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20">
            <text:p>NOM et prénom : GONTIER Clément</text:p>
          </table:table-cell>
          <table:covered-table-cell table:number-columns-repeated="4"/>
          <table:table-cell office:value-type="string" table:number-columns-spanned="3" table:number-rows-spanned="1" table:style-name="ce20">
            <text:p>N° candidat :</text:p>
          </table:table-cell>
          <table:covered-table-cell table:number-columns-repeated="2"/>
          <table:table-cell table:number-columns-repeated="2" table:style-name="ce2"/>
          <table:table-cell table:number-columns-repeated="3" table:style-name="ce3"/>
          <table:table-cell table:number-columns-repeated="16371"/>
        </table:table-row>
        <table:table-row table:style-name="ro1">
          <table:table-cell office:value-type="string" table:number-columns-spanned="5" table:number-rows-spanned="1" table:style-name="ce20">
            <text:p>Centre de formation : Lycée Bonaparte 83000 TOULON</text:p>
          </table:table-cell>
          <table:covered-table-cell table:number-columns-repeated="4"/>
          <table:table-cell office:value-type="string" table:style-name="ce4">
            <text:p>Option :</text:p>
          </table:table-cell>
          <table:table-cell office:value-type="string" table:style-name="ce5">
            <text:p>▢ SISR</text:p>
          </table:table-cell>
          <table:table-cell office:value-type="string" table:style-name="ce6">
            <text:p>X SLAM</text:p>
          </table:table-cell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20">
            <text:p>Adresse URL du portfolio :</text:p>
          </table:table-cell>
          <table:covered-table-cell table:number-columns-repeated="7"/>
          <table:table-cell table:number-columns-repeated="35" table:style-name="ce2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21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22">
            <text:p>Période (sous la forme du JJ/MM/AA au JJ/MM/AA)</text:p>
          </table:table-cell>
          <table:table-cell office:value-type="string" table:style-name="ce7">
            <text:p>Gérer le patrimoine informatique</text:p>
          </table:table-cell>
          <table:table-cell office:value-type="string" table:style-name="ce7">
            <text:p>Répondre aux incidents et aux demandes d’assistance et d’évolution</text:p>
          </table:table-cell>
          <table:table-cell office:value-type="string" table:style-name="ce7">
            <text:p>Développer la présence en ligne de l’organisation</text:p>
          </table:table-cell>
          <table:table-cell office:value-type="string" table:style-name="ce7">
            <text:p>Travailler en mode projet</text:p>
          </table:table-cell>
          <table:table-cell office:value-type="string" table:style-name="ce7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35" table:style-name="ce2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8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8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8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8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8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8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9"/>
        </table:table-row>
        <table:table-row table:style-name="ro5">
          <table:table-cell office:value-type="string" table:number-columns-spanned="8" table:number-rows-spanned="1" table:style-name="ce23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9"/>
        </table:table-row>
        <table:table-row table:style-name="ro1">
          <table:table-cell office:value-type="string" table:style-name="ce10">
            <text:p>Projet Nolark : site vitrine e-commerce</text:p>
          </table:table-cell>
          <table:table-cell office:value-type="string" table:style-name="ce11">
            <text:p>09/23-actuel</text:p>
          </table:table-cell>
          <table:table-cell office:value-type="string" table:style-name="ce12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10">
            <text:p>Portfolio d’Amélia Pilou avec git et github</text:p>
          </table:table-cell>
          <table:table-cell office:value-type="string" table:style-name="ce11">
            <text:p>12/23-01/24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style-name="ce13"/>
          <table:table-cell office:value-type="string" table:style-name="ce13">
            <text:p>x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14">
            <text:p>Création site web avec un CMS (JOOMLA)</text:p>
          </table:table-cell>
          <table:table-cell office:value-type="string" table:style-name="ce11">
            <text:p>11/23-12/23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number-columns-repeated="2" table:style-name="ce13"/>
          <table:table-cell office:value-type="string" table:style-name="ce13">
            <text:p>x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10">
            <text:p>Introduction VBA</text:p>
          </table:table-cell>
          <table:table-cell office:value-type="string" table:style-name="ce11">
            <text:p>09/23-12/23</text:p>
          </table:table-cell>
          <table:table-cell table:style-name="ce13"/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10">
            <text:p>Introduction Python</text:p>
          </table:table-cell>
          <table:table-cell office:value-type="string" table:style-name="ce11">
            <text:p>09/23-actuel</text:p>
          </table:table-cell>
          <table:table-cell table:style-name="ce13"/>
          <table:table-cell office:value-type="string" table:style-name="ce13">
            <text:p>x</text:p>
          </table:table-cell>
          <table:table-cell table:number-columns-repeated="3" table:style-name="ce13"/>
          <table:table-cell office:value-type="string" table:style-name="ce13">
            <text:p>x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10">
            <text:p>Certifications (ANSSI,CNIL, MOOC veille technologique)</text:p>
          </table:table-cell>
          <table:table-cell office:value-type="string" table:style-name="ce11">
            <text:p>10/23-actuel</text:p>
          </table:table-cell>
          <table:table-cell table:number-columns-repeated="5" table:style-name="ce13"/>
          <table:table-cell office:value-type="string" table:style-name="ce13">
            <text:p>x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10">
            <text:p>GSB projet en PHP, HTML, CSS</text:p>
          </table:table-cell>
          <table:table-cell office:value-type="string" table:style-name="ce11">
            <text:p>09/24-12/24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6" table:style-name="ce9"/>
        </table:table-row>
        <table:table-row table:style-name="ro5">
          <table:table-cell office:value-type="string" table:number-columns-spanned="8" table:number-rows-spanned="1" table:style-name="ce24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9"/>
        </table:table-row>
        <table:table-row table:style-name="ro1">
          <table:table-cell office:value-type="string" table:style-name="ce10">
            <text:p>Développement et amélioration d'un projet en Django Python</text:p>
          </table:table-cell>
          <table:table-cell office:value-type="string" table:style-name="ce11">
            <text:p>06/05-28/06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style-name="ce1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10">
            <text:p>Mise en place d’un système d’archivage avec affichage web</text:p>
          </table:table-cell>
          <table:table-cell table:style-name="ce11"/>
          <table:table-cell table:number-columns-repeated="5" table:style-name="ce13"/>
          <table:table-cell office:value-type="string" table:style-name="ce13">
            <text:p>X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10">
            <text:p>Ajout de pages dans l’application</text:p>
          </table:table-cell>
          <table:table-cell table:style-name="ce11"/>
          <table:table-cell table:number-columns-repeated="6" table:style-name="ce13"/>
          <table:table-cell table:number-columns-repeated="16376" table:style-name="ce9"/>
        </table:table-row>
        <table:table-row table:number-rows-repeated="4" table:style-name="ro1">
          <table:table-cell table:style-name="ce10"/>
          <table:table-cell table:style-name="ce11"/>
          <table:table-cell table:number-columns-repeated="6" table:style-name="ce13"/>
          <table:table-cell table:number-columns-repeated="16376" table:style-name="ce9"/>
        </table:table-row>
        <table:table-row table:style-name="ro5">
          <table:table-cell office:value-type="string" table:number-columns-spanned="8" table:number-rows-spanned="1" table:style-name="ce24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9"/>
        </table:table-row>
        <table:table-row table:style-name="ro1">
          <table:table-cell office:value-type="string" table:style-name="ce10">
            <text:p>Réalisation d'une application d'administration des comptes assurés en PHP Symfony s'interfaçant avec le LDAP, un SSO et des API.</text:p>
          </table:table-cell>
          <table:table-cell office:value-type="string" table:style-name="ce11">
            <text:p>13/01/25-16/02/25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table:number-columns-repeated="16376" table:style-name="ce9"/>
        </table:table-row>
        <table:table-row table:number-rows-repeated="6" table:style-name="ro1">
          <table:table-cell table:style-name="ce10"/>
          <table:table-cell table:style-name="ce11"/>
          <table:table-cell table:number-columns-repeated="6" table:style-name="ce13"/>
          <table:table-cell table:number-columns-repeated="16376" table:style-name="ce9"/>
        </table:table-row>
        <table:table-row table:style-name="ro6">
          <table:table-cell table:style-name="ce15"/>
          <table:table-cell table:style-name="ce16"/>
          <table:table-cell table:number-columns-repeated="6" table:style-name="ce17"/>
          <table:table-cell table:number-columns-repeated="16376" table:style-name="ce9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32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2" svg:font-family="&quot;Liberation Sans2&quot;"/>
    <style:font-face style:name="Arial1" svg:font-family="Arial1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ar" number:country="SA"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text>-</number:text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-</number:text>
      <number:number number:decimal-places="0" number:min-decimal-places="0" number:min-integer-digits="2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2" style:font-name-asian="Liberation Sans2" style:font-name-complex="Liberation Sans2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2" style:font-name-asian="Liberation Sans2" style:font-name-complex="Liberation Sans2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2" style:font-name-asian="Liberation Sans2" style:font-name-complex="Liberation Sans2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2" style:font-name-asian="Liberation Sans2" style:font-name-complex="Liberation Sans2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2" style:font-name-asian="Liberation Sans2" style:font-name-complex="Liberation Sans2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2" style:font-name-asian="Liberation Sans2" style:font-name-complex="Liberation Sans2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2" style:font-name-asian="Liberation Sans2" style:font-name-complex="Liberation Sans2" fo:font-weight="bold" style:font-weight-asian="bold" style:font-weight-complex="bold"/>
    </style:style>
    <style:style style:name="Euro" style:family="table-cell" style:data-style-name="N36">
      <style:table-cell-properties style:vertical-align="automatic" fo:background-color="transparent"/>
      <style:text-properties fo:color="#000000" style:font-name="Liberation Sans2" style:font-name-asian="Liberation Sans2" style:font-name-complex="Liberation Sans2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2" style:font-name-asian="Liberation Sans2" style:font-name-complex="Liberation Sans2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2" style:font-name-asian="Liberation Sans2" style:font-name-complex="Liberation Sans2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Liberation Sans2" style:font-name-asian="Liberation Sans2" style:font-name-complex="Liberation Sans2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2" style:font-name-asian="Liberation Sans2" style:font-name-complex="Liberation Sans2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2" style:font-name-asian="Liberation Sans2" style:font-name-complex="Liberation Sans2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2" style:font-name-asian="Liberation Sans2" style:font-name-complex="Liberation Sans2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2" style:font-name-asian="Liberation Sans2" style:font-name-complex="Liberation Sans2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2" style:font-name-asian="Liberation Sans2" style:font-name-complex="Liberation Sans2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Liberation Sans2" style:font-name-asian="Liberation Sans2" style:font-name-complex="Liberation Sans2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Liberation Sans2" style:font-name-asian="Liberation Sans2" style:font-name-complex="Liberation Sans2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2" style:font-name-asian="Liberation Sans2" style:font-name-complex="Liberation Sans2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429</meta:generator>
    <meta:initial-creator>Christine Gaubert-Macon</meta:initial-creator>
    <dc:creator>clement gontier</dc:creator>
    <meta:creation-date>2012-01-12T10:51:15Z</meta:creation-date>
    <dc:date>2025-02-18T15:06:35Z</dc:date>
    <meta:print-date>2021-01-01T11:01:24Z</meta:print-date>
    <meta:editing-cycles>13</meta:editing-cycles>
    <meta:editing-duration>PT0S</meta:editing-duration>
    <meta:user-defined meta:name="AppVersion">16.0300</meta:user-defined>
  </office:meta>
</office:document-meta>
</file>